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196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no </text:span>2</text:p>
      <text:p text:style-name="Standard"/>
      <text:p text:style-name="P2">Q1. Which field of the Customers table is the primary key?</text:p>
      <text:p text:style-name="P2"><text:tab/></text:p>
      <text:p text:style-name="P2">Ans:<text:tab/>‘CNUM’ is the primary key in Customers table.</text:p>
      <text:p text:style-name="P2"/>
      <text:p text:style-name="P2">Q2. What is the 4th column of Customers table?</text:p>
      <text:p text:style-name="P2"/>
      <text:p text:style-name="P2">Ans:<text:tab/>The 4th column of Customers table is ‘Rating’.</text:p>
      <text:p text:style-name="P2"/>
      <text:p text:style-name="P2">Q3. What is another word for row? For column?</text:p>
      <text:p text:style-name="P2"/>
      <text:p text:style-name="P2">Ans:<text:tab/>The another word for row is tuple or an entity, whereas the another name for column is attribute.</text:p>
      <text:p text:style-name="P2"/>
      <text:p text:style-name="P2">Q4. Why isn’t it possible to see the first five rows of a table?</text:p>
      <text:p text:style-name="P2"/>
      <text:p text:style-name="P2">Ans:<text:tab/><text:span text:style-name="T1">Table represents unordered sets of rows i.e rows are inserted into the table randomly. Hence we can’t access the rows of table sequenti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08:23.550465356</meta:creation-date>
    <dc:date>2023-09-12T00:12:41.828197273</dc:date>
    <meta:editing-duration>PT4M19S</meta:editing-duration>
    <meta:editing-cycles>1</meta:editing-cycles>
    <meta:document-statistic meta:table-count="0" meta:image-count="0" meta:object-count="0" meta:page-count="1" meta:paragraph-count="10" meta:word-count="107" meta:character-count="577" meta:non-whitespace-character-count="478"/>
    <meta:generator>LibreOffice/7.3.7.2$Linux_X86_64 LibreOffice_project/30$Build-2</meta:generator>
  </office:meta>
</office:document-meta>
</file>